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ffff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ffff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  <style:text-properties fo:font-family="Arial" style:font-family-generic="swiss" style:font-pitch="variable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align="center" fo:text-indent="0cm"/>
    </style:style>
    <style:style style:name="P5" style:family="paragraph">
      <style:paragraph-properties fo:margin-left="0cm" fo:margin-right="0cm" fo:margin-top="0.1cm" fo:margin-bottom="0.1cm" fo:line-height="100%" fo:text-align="end" fo:text-indent="0cm"/>
    </style:style>
    <style:style style:name="P6" style:family="paragraph">
      <style:paragraph-properties fo:text-align="start"/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margin-left="0cm" fo:margin-right="0cm" fo:margin-top="0.1cm" fo:margin-bottom="0.1cm" fo:line-height="100%" fo:text-align="center" fo:text-indent="0cm"/>
      <style:text-properties fo:font-size="9pt" style:font-size-asian="9pt" style:font-size-complex="9pt"/>
    </style:style>
    <style:style style:name="P9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>
      <style:paragraph-properties fo:margin-left="0cm" fo:margin-right="-0.128cm" fo:text-align="center" fo:text-indent="0cm"/>
    </style:style>
    <style:style style:name="T1" style:family="text">
      <style:text-properties style:use-window-font-color="true" style:text-outline="false" style:text-line-through-style="none" fo:font-family="Arial" style:font-family-generic="swiss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bold" style:letter-kerning="true" style:font-family-asian="'Microsoft YaHei'" style:font-family-generic-asian="system" style:font-pitch-asian="variable" style:font-size-asian="10pt" style:font-style-asian="normal" style:font-weight-asian="bold" style:font-family-complex="Mangal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7.747cm" svg:height="2.159cm" svg:x="6.969cm" svg:y="1.127cm">
          <text:p text:style-name="P1"><text:span text:style-name="T1">Include:</text:span></text:p>
          <text:p text:style-name="P1"><text:span text:style-name="T1">Wire</text:span></text:p>
          <text:p text:style-name="P1"><text:span text:style-name="T1">SPI</text:span></text:p>
          <text:p text:style-name="P1"><text:span text:style-name="T1">RADIOFH_B</text:span></text:p>
          <text:p text:style-name="P1"><text:span text:style-name="T1">MsTimer2</text:span></text:p>
          <text:p text:style-name="P1"><text:span text:style-name="T1">CC1101_CC1190_33cm_gfsk_2401_2884_Man_P26dbm</text:span></text:p>
        </draw:rect>
        <draw:line draw:style-name="gr2" draw:text-style-name="P3" draw:layer="layout" svg:x1="10.779cm" svg:y1="3.286cm" svg:x2="10.779cm" svg:y2="3.921cm">
          <text:p/>
        </draw:line>
        <draw:rect draw:style-name="gr1" draw:text-style-name="P2" draw:layer="layout" svg:width="3.085cm" svg:height="3.556cm" svg:x="9.249cm" svg:y="3.921cm">
          <text:p text:style-name="P1"><text:span text:style-name="T1">Initializing:</text:span></text:p>
          <text:p text:style-name="P1"><text:span text:style-name="T1">packet_length= 30</text:span></text:p>
          <text:p text:style-name="P1"><text:span text:style-name="T1">channel= 0</text:span></text:p>
          <text:p text:style-name="P1"><text:span text:style-name="T1">period= 5000</text:span></text:p>
          <text:p text:style-name="P1"><text:span text:style-name="T1">i (byte)</text:span></text:p>
          <text:p text:style-name="P1"><text:span text:style-name="T1">rcvdFlag (boolean) </text:span></text:p>
          <text:p text:style-name="P1"><text:span text:style-name="T1">index (byte)</text:span></text:p>
          <text:p text:style-name="P1"><text:span text:style-name="T1">intFlag (boolean)</text:span></text:p>
          <text:p text:style-name="P1"><text:span text:style-name="T1">rssi (int)</text:span></text:p>
          <text:p text:style-name="P1"><text:span text:style-name="T1">numMissed (int)</text:span></text:p>
          <text:p text:style-name="P1"><text:span text:style-name="T1">txMsg (String)</text:span></text:p>
        </draw:rect>
        <draw:rect draw:style-name="gr3" draw:text-style-name="P6" draw:layer="layout" svg:width="2.159cm" svg:height="0.889cm" svg:x="8.493cm" svg:y="7.604cm">
          <text:p text:style-name="P4"><text:span text:style-name="T2">Setup</text:span></text:p>
          <text:p text:style-name="P5"><text:span text:style-name="T3"/></text:p>
        </draw:rect>
        <draw:rect draw:style-name="gr3" draw:text-style-name="P6" draw:layer="layout" svg:width="5.461cm" svg:height="2.286cm" svg:x="10.906cm" svg:y="7.604cm">
          <text:p text:style-name="P5"><text:span text:style-name="T2">intFlag= false</text:span></text:p>
          <text:p text:style-name="P5"><text:span text:style-name="T2">rcvdFlag=true</text:span></text:p>
          <text:p text:style-name="P5"><text:span text:style-name="T2">index=0</text:span></text:p>
          <text:p text:style-name="P5"><text:span text:style-name="T2">numMissed=0</text:span></text:p>
          <text:p text:style-name="P5"><text:span text:style-name="T2">txMsg= “WB9SKY Remote Base Control”</text:span></text:p>
        </draw:rect>
        <draw:custom-shape draw:style-name="gr4" draw:text-style-name="P7" draw:layer="layout" svg:width="3.048cm" svg:height="1.016cm" svg:x="9.255cm" svg:y="10.271cm">
          <text:p text:style-name="P4"><text:span text:style-name="T2">If</text:span></text:p>
          <text:p text:style-name="P4"><text:span text:style-name="T2">intFl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5" draw:text-style-name="P8" draw:layer="layout" svg:width="0.635cm" svg:height="0.635cm" svg:x="10.652cm" svg:y="11.541cm">
          <text:p text:style-name="P4"><text:span text:style-name="T4">T</text:span></text:p>
          <text:p text:style-name="P5"><text:span text:style-name="T3"/></text:p>
        </draw:rect>
        <draw:line draw:style-name="gr6" draw:text-style-name="P3" draw:layer="layout" svg:x1="16.748cm" svg:y1="10.779cm" svg:x2="12.303cm" svg:y2="10.779cm">
          <text:p/>
        </draw:line>
        <draw:rect draw:style-name="gr1" draw:text-style-name="P7" draw:layer="layout" svg:width="5.969cm" svg:height="1.397cm" svg:x="7.858cm" svg:y="12.303cm">
          <text:p text:style-name="P1"><text:span text:style-name="T2">CC1101.SendData(Pkt_Buffer,packet_length)</text:span></text:p>
          <text:p text:style-name="P1"><text:span text:style-name="T2"><text:s/></text:span><text:span text:style-name="T2">delayMicroseconds(100)</text:span></text:p>
          <text:p text:style-name="P1"><text:span text:style-name="T2"><text:s text:c="4"/></text:span><text:span text:style-name="T2">CC1101.SetReceive()</text:span></text:p>
        </draw:rect>
        <draw:rect draw:style-name="gr5" draw:text-style-name="P8" draw:layer="layout" svg:width="1.016cm" svg:height="0.889cm" svg:x="16.494cm" svg:y="13.319cm">
          <text:p text:style-name="P4"><text:span text:style-name="T4">F</text:span></text:p>
          <text:p text:style-name="P5"><text:span text:style-name="T3"/></text:p>
        </draw:rect>
        <draw:line draw:style-name="gr2" draw:text-style-name="P3" draw:layer="layout" svg:x1="10.779cm" svg:y1="13.7cm" svg:x2="10.779cm" svg:y2="14.462cm">
          <text:p/>
        </draw:line>
        <draw:custom-shape draw:style-name="gr4" draw:text-style-name="P7" draw:layer="layout" svg:width="3.302cm" svg:height="1.27cm" svg:x="9.128cm" svg:y="14.462cm">
          <text:p text:style-name="P4"><text:span text:style-name="T2">If</text:span></text:p>
          <text:p text:style-name="P4"><text:span text:style-name="T2">!rcvdFl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7" draw:layer="layout" svg:width="2.413cm" svg:height="0.889cm" svg:x="9.509cm" svg:y="16.875cm">
          <text:p text:style-name="P4"><text:span text:style-name="T2">Print “!”</text:span></text:p>
          <text:p text:style-name="P4"><text:span text:style-name="T2">numMissed++</text:span></text:p>
        </draw:rect>
        <draw:line draw:style-name="gr2" draw:text-style-name="P3" draw:layer="layout" svg:x1="10.779cm" svg:y1="17.764cm" svg:x2="10.779cm" svg:y2="18.653cm">
          <text:p/>
        </draw:line>
        <draw:rect draw:style-name="gr1" draw:text-style-name="P7" draw:layer="layout" svg:width="2.921cm" svg:height="1.143cm" svg:x="9.382cm" svg:y="18.653cm">
          <text:p text:style-name="P4"><text:span text:style-name="T2">rcvdFlag= false</text:span></text:p>
          <text:p text:style-name="P4"><text:span text:style-name="T2">intFlag= false</text:span></text:p>
        </draw:rect>
        <draw:line draw:style-name="gr6" draw:text-style-name="P3" draw:layer="layout" svg:x1="5.318cm" svg:y1="9.255cm" svg:x2="5.318cm" svg:y2="24.495cm">
          <text:p/>
        </draw:line>
        <draw:line draw:style-name="gr2" draw:text-style-name="P3" draw:layer="layout" svg:x1="5.318cm" svg:y1="9.255cm" svg:x2="10.779cm" svg:y2="9.255cm">
          <text:p/>
        </draw:line>
        <draw:custom-shape draw:style-name="gr4" draw:text-style-name="P7" draw:layer="layout" svg:width="5.842cm" svg:height="1.27cm" svg:x="7.853cm" svg:y="20.558cm">
          <text:p text:style-name="P1"><text:span text:style-name="T2">If</text:span></text:p>
          <text:p text:style-name="P1"><text:span text:style-name="T2">CC1101.CheckReceiveFlag(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6.748cm" svg:y1="20.05cm" svg:x2="10.779cm" svg:y2="20.05cm">
          <text:p/>
        </draw:line>
        <draw:rect draw:style-name="gr5" draw:text-style-name="P8" draw:layer="layout" svg:width="0.635cm" svg:height="0.635cm" svg:x="10.652cm" svg:y="30.21cm">
          <text:p text:style-name="P4"><text:span text:style-name="T4">T</text:span></text:p>
          <text:p text:style-name="P5"><text:span text:style-name="T3"/></text:p>
        </draw:rect>
        <draw:rect draw:style-name="gr1" draw:text-style-name="P7" draw:layer="layout" svg:width="7.874cm" svg:height="1.778cm" svg:x="6.969cm" svg:y="22.59cm">
          <text:p text:style-name="P1"><text:span text:style-name="T2">size=CC1101.ReceiveData(Pkt_Buffer)</text:span></text:p>
          <text:p text:style-name="P1"><text:span text:style-name="T2"><text:s text:c="4"/></text:span><text:span text:style-name="T2">rssi = CC1101.ReadRSSI()</text:span></text:p>
          <text:p text:style-name="P1"><text:span text:style-name="T2"><text:s/></text:span><text:span text:style-name="T2">rcvdFlag = true</text:span></text:p>
          <text:p text:style-name="P1"><text:span text:style-name="T2"><text:s text:c="4"/></text:span><text:span text:style-name="T2">Print ( numMissed " missed " Pkt_Buffer[0] " " rssi " Msg:")</text:span></text:p>
          <text:p text:style-name="P1"><text:span text:style-name="T2"/></text:p>
        </draw:rect>
        <draw:rect draw:style-name="gr1" draw:text-style-name="P9" draw:layer="layout" svg:width="6.223cm" svg:height="1.651cm" svg:x="7.731cm" svg:y="25.13cm">
          <text:p text:style-name="P1"><text:span text:style-name="T2">intFlag= true</text:span></text:p>
          <text:p text:style-name="P1"><text:span text:style-name="T2">txMsg.getBytes( Pkt_Buffer, packet_length + 1 )</text:span></text:p>
          <text:p text:style-name="P1"><text:span text:style-name="T2"><text:s text:c="2"/></text:span><text:span text:style-name="T2">Pkt_Buffer[0]=index</text:span></text:p>
          <text:p text:style-name="P1"><text:span text:style-name="T2"><text:s text:c="2"/></text:span><text:span text:style-name="T2">index++</text:span></text:p>
        </draw:rect>
        <draw:line draw:style-name="gr6" draw:text-style-name="P3" draw:layer="layout" svg:x1="5.318cm" svg:y1="24.495cm" svg:x2="10.779cm" svg:y2="24.495cm">
          <text:p/>
        </draw:line>
        <draw:line draw:style-name="gr2" draw:text-style-name="P3" draw:layer="layout" svg:x1="10.779cm" svg:y1="24.368cm" svg:x2="10.779cm" svg:y2="25.13cm">
          <text:p/>
        </draw:line>
        <draw:line draw:style-name="gr2" draw:text-style-name="P3" draw:layer="layout" svg:x1="10.779cm" svg:y1="11.287cm" svg:x2="10.779cm" svg:y2="12.303cm">
          <text:p/>
        </draw:line>
        <draw:line draw:style-name="gr6" draw:text-style-name="P3" draw:layer="layout" svg:x1="16.748cm" svg:y1="20.05cm" svg:x2="16.748cm" svg:y2="10.779cm">
          <text:p/>
        </draw:line>
        <draw:rect draw:style-name="gr5" draw:text-style-name="P8" draw:layer="layout" svg:width="0.635cm" svg:height="0.508cm" svg:x="10.652cm" svg:y="16.113cm">
          <text:p text:style-name="P4"><text:span text:style-name="T4">T</text:span></text:p>
          <text:p text:style-name="P5"><text:span text:style-name="T3"/></text:p>
        </draw:rect>
        <draw:line draw:style-name="gr2" draw:text-style-name="P3" draw:layer="layout" svg:x1="10.779cm" svg:y1="15.732cm" svg:x2="10.779cm" svg:y2="16.875cm">
          <text:p/>
        </draw:line>
        <draw:line draw:style-name="gr2" draw:text-style-name="P3" draw:layer="layout" svg:x1="10.8cm" svg:y1="21.828cm" svg:x2="10.8cm" svg:y2="22.59cm">
          <text:p/>
        </draw:line>
        <draw:line draw:style-name="gr6" draw:text-style-name="P3" draw:layer="layout" svg:x1="14.589cm" svg:y1="15.097cm" svg:x2="12.43cm" svg:y2="15.097cm">
          <text:p/>
        </draw:line>
        <draw:line draw:style-name="gr2" draw:text-style-name="P3" draw:layer="layout" svg:x1="14.589cm" svg:y1="18.018cm" svg:x2="10.779cm" svg:y2="18.018cm">
          <text:p/>
        </draw:line>
        <draw:rect draw:style-name="gr5" draw:text-style-name="P8" draw:layer="layout" svg:width="0.762cm" svg:height="0.889cm" svg:x="14.378cm" svg:y="16.113cm">
          <text:p text:style-name="P4"><text:span text:style-name="T4">F</text:span></text:p>
          <text:p text:style-name="P5"><text:span text:style-name="T3"/></text:p>
        </draw:rect>
        <draw:line draw:style-name="gr6" draw:text-style-name="P3" draw:layer="layout" svg:x1="14.589cm" svg:y1="18.018cm" svg:x2="14.589cm" svg:y2="15.097cm">
          <text:p/>
        </draw:line>
        <draw:line draw:style-name="gr2" draw:text-style-name="P3" draw:layer="layout" svg:x1="10.779cm" svg:y1="19.796cm" svg:x2="10.779cm" svg:y2="20.558cm">
          <text:p/>
        </draw:line>
        <draw:rect draw:style-name="gr1" draw:text-style-name="P9" draw:layer="layout" svg:width="4.445cm" svg:height="0.635cm" svg:x="8.62cm" svg:y="27.543cm">
          <text:p text:style-name="P1"><text:span text:style-name="T2">byteToHexStr (byte byteVal )</text:span></text:p>
        </draw:rect>
        <draw:rect draw:style-name="gr1" draw:text-style-name="P9" draw:layer="layout" svg:width="6.223cm" svg:height="1.651cm" svg:x="7.731cm" svg:y="25.13cm">
          <text:p text:style-name="P1"><text:span text:style-name="T2">intFlag= true</text:span></text:p>
          <text:p text:style-name="P1"><text:span text:style-name="T2">txMsg.getBytes( Pkt_Buffer, packet_length + 1 )</text:span></text:p>
          <text:p text:style-name="P1"><text:span text:style-name="T2"><text:s text:c="2"/></text:span><text:span text:style-name="T2">Pkt_Buffer[0]=index</text:span></text:p>
          <text:p text:style-name="P1"><text:span text:style-name="T2"><text:s text:c="2"/></text:span><text:span text:style-name="T2">index++</text:span></text:p>
        </draw:rect>
        <draw:line draw:style-name="gr2" draw:text-style-name="P3" draw:layer="layout" svg:x1="10.779cm" svg:y1="26.781cm" svg:x2="10.779cm" svg:y2="27.543cm">
          <text:p/>
        </draw:line>
        <draw:custom-shape draw:style-name="gr4" draw:text-style-name="P7" draw:layer="layout" svg:width="4.318cm" svg:height="1.016cm" svg:x="8.62cm" svg:y="28.94cm">
          <text:p text:style-name="P1"><text:span text:style-name="T2">If </text:span></text:p>
          <text:p text:style-name="P1"><text:span text:style-name="T2"><text:s/></text:span><text:span text:style-name="T2">byteVal &lt; 1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0.779cm" svg:y1="28.178cm" svg:x2="10.779cm" svg:y2="28.94cm">
          <text:p/>
        </draw:line>
        <draw:line draw:style-name="gr2" draw:text-style-name="P3" draw:layer="layout" svg:x1="10.779cm" svg:y1="29.956cm" svg:x2="10.779cm" svg:y2="31.099cm">
          <text:p/>
        </draw:line>
        <draw:line draw:style-name="gr6" draw:text-style-name="P3" draw:layer="layout" svg:x1="17.383cm" svg:y1="32.115cm" svg:x2="17.383cm" svg:y2="29.829cm">
          <text:p/>
        </draw:line>
        <draw:rect draw:style-name="gr1" draw:text-style-name="P9" draw:layer="layout" svg:width="5.08cm" svg:height="0.762cm" svg:x="8.239cm" svg:y="31.099cm">
          <text:p text:style-name="P1"><text:span text:style-name="T2">return "0" + String (byteVal, HEX)</text:span></text:p>
        </draw:rect>
        <draw:rect draw:style-name="gr1" draw:text-style-name="P9" draw:layer="layout" svg:width="5.08cm" svg:height="0.762cm" svg:x="14.843cm" svg:y="29.067cm">
          <text:p text:style-name="P1"><text:span text:style-name="T2"><text:s/></text:span><text:span text:style-name="T2">return String( byteVal, HEX )</text:span></text:p>
        </draw:rect>
        <draw:rect draw:style-name="gr5" draw:text-style-name="P8" draw:layer="layout" svg:width="1.016cm" svg:height="0.889cm" svg:x="13.446cm" svg:y="29.067cm">
          <text:p text:style-name="P4"><text:span text:style-name="T4">F</text:span></text:p>
          <text:p text:style-name="P5"><text:span text:style-name="T3"/></text:p>
        </draw:rect>
        <draw:line draw:style-name="gr2" draw:text-style-name="P3" draw:layer="layout" svg:x1="12.811cm" svg:y1="29.448cm" svg:x2="14.843cm" svg:y2="29.448cm">
          <text:p/>
        </draw:line>
        <draw:rect draw:style-name="gr1" draw:text-style-name="P9" draw:layer="layout" svg:width="7.239cm" svg:height="0.762cm" svg:x="7.223cm" svg:y="32.877cm">
          <text:p text:style-name="P1"><text:span text:style-name="T2">collecti2c (byte experiment, byte length, byte * storage)</text:span></text:p>
        </draw:rect>
        <draw:line draw:style-name="gr2" draw:text-style-name="P3" draw:layer="layout" svg:x1="17.383cm" svg:y1="32.115cm" svg:x2="10.779cm" svg:y2="32.115cm">
          <text:p/>
        </draw:line>
        <draw:line draw:style-name="gr2" draw:text-style-name="P3" draw:layer="layout" svg:x1="10.779cm" svg:y1="31.861cm" svg:x2="10.779cm" svg:y2="32.877cm">
          <text:p/>
        </draw:line>
        <draw:rect draw:style-name="gr1" draw:text-style-name="P9" draw:layer="layout" svg:width="5.207cm" svg:height="1.016cm" svg:x="8.239cm" svg:y="34.401cm">
          <text:p text:style-name="P1"><text:span text:style-name="T2"><text:s/></text:span><text:span text:style-name="T2">byte count=0;</text:span></text:p>
          <text:p text:style-name="P1"><text:span text:style-name="T2"><text:s text:c="2"/></text:span><text:span text:style-name="T2">Wire.requestFrom(experiment,length)</text:span></text:p>
          <text:p text:style-name="P1"><text:span text:style-name="T2"/></text:p>
        </draw:rect>
        <draw:rect draw:style-name="gr1" draw:text-style-name="P9" draw:layer="layout" svg:width="6.223cm" svg:height="1.651cm" svg:x="7.731cm" svg:y="25.13cm">
          <text:p text:style-name="P1"><text:span text:style-name="T2">intFlag= true</text:span></text:p>
          <text:p text:style-name="P1"><text:span text:style-name="T2">txMsg.getBytes( Pkt_Buffer, packet_length + 1 )</text:span></text:p>
          <text:p text:style-name="P1"><text:span text:style-name="T2"><text:s text:c="2"/></text:span><text:span text:style-name="T2">Pkt_Buffer[0]=index</text:span></text:p>
          <text:p text:style-name="P1"><text:span text:style-name="T2"><text:s text:c="2"/></text:span><text:span text:style-name="T2">index++</text:span></text:p>
        </draw:rect>
        <draw:line draw:style-name="gr2" draw:text-style-name="P3" draw:layer="layout" svg:x1="10.779cm" svg:y1="33.639cm" svg:x2="10.779cm" svg:y2="34.401cm">
          <text:p/>
        </draw:line>
        <draw:rect draw:style-name="gr1" draw:text-style-name="P9" draw:layer="layout" svg:width="5.207cm" svg:height="1.016cm" svg:x="8.239cm" svg:y="34.4cm">
          <text:p text:style-name="P1"><text:span text:style-name="T2"><text:s/></text:span><text:span text:style-name="T2">byte count=0;</text:span></text:p>
          <text:p text:style-name="P1"><text:span text:style-name="T2"><text:s text:c="2"/></text:span><text:span text:style-name="T2">Wire.requestFrom(experiment,length)</text:span></text:p>
          <text:p text:style-name="P1"><text:span text:style-name="T2"/></text:p>
        </draw:rect>
        <draw:custom-shape draw:style-name="gr4" draw:text-style-name="P7" draw:layer="layout" svg:width="4.318cm" svg:height="1.016cm" svg:x="8.62cm" svg:y="36.306cm">
          <text:p text:style-name="P1"><text:span text:style-name="T2">While</text:span></text:p>
          <text:p text:style-name="P1"><text:span text:style-name="T2">Wire.available(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0.779cm" svg:y1="35.417cm" svg:x2="10.779cm" svg:y2="36.306cm">
          <text:p/>
        </draw:line>
        <draw:rect draw:style-name="gr5" draw:text-style-name="P8" draw:layer="layout" svg:width="0.635cm" svg:height="0.635cm" svg:x="10.652cm" svg:y="37.424cm">
          <text:p text:style-name="P4"><text:span text:style-name="T4">T</text:span></text:p>
          <text:p text:style-name="P5"><text:span text:style-name="T3"/></text:p>
        </draw:rect>
        <draw:line draw:style-name="gr2" draw:text-style-name="P3" draw:layer="layout" svg:x1="10.779cm" svg:y1="37.322cm" svg:x2="10.779cm" svg:y2="38.211cm">
          <text:p/>
        </draw:line>
        <draw:rect draw:style-name="gr1" draw:text-style-name="P9" draw:layer="layout" svg:width="4.064cm" svg:height="1.016cm" svg:x="8.747cm" svg:y="38.211cm">
          <text:p text:style-name="P1"><text:span text:style-name="T2">storage[count]= Wire.read()</text:span></text:p>
          <text:p text:style-name="P1"><text:span text:style-name="T2"><text:s text:c="4"/></text:span><text:span text:style-name="T2">count ++</text:span></text:p>
        </draw:rect>
        <draw:line draw:style-name="gr6" draw:text-style-name="P3" draw:layer="layout" svg:x1="5.318cm" svg:y1="38.719cm" svg:x2="8.747cm" svg:y2="38.719cm">
          <text:p/>
        </draw:line>
        <draw:line draw:style-name="gr6" draw:text-style-name="P10" draw:layer="layout" svg:x1="5.318cm" svg:y1="38.719cm" svg:x2="5.318cm" svg:y2="35.671cm">
          <text:p/>
        </draw:line>
        <draw:line draw:style-name="gr2" draw:text-style-name="P3" draw:layer="layout" svg:x1="5.318cm" svg:y1="35.671cm" svg:x2="10.779cm" svg:y2="35.671cm">
          <text:p/>
        </draw:line>
        <draw:line draw:style-name="gr6" draw:text-style-name="P3" draw:layer="layout" svg:x1="12.938cm" svg:y1="36.814cm" svg:x2="15.478cm" svg:y2="36.814cm">
          <text:p/>
        </draw:line>
        <draw:rect draw:style-name="gr5" draw:text-style-name="P8" draw:layer="layout" svg:width="1.016cm" svg:height="0.889cm" svg:x="15.224cm" svg:y="37.068cm">
          <text:p text:style-name="P4"><text:span text:style-name="T4">F</text:span></text:p>
          <text:p text:style-name="P5"><text:span text:style-name="T3"/></text:p>
        </draw:rect>
        <draw:line draw:style-name="gr6" draw:text-style-name="P3" draw:layer="layout" svg:x1="15.478cm" svg:y1="40.116cm" svg:x2="15.478cm" svg:y2="36.814cm">
          <text:p/>
        </draw:line>
        <draw:rect draw:style-name="gr1" draw:text-style-name="P9" draw:layer="layout" svg:width="2.54cm" svg:height="0.762cm" svg:x="9.509cm" svg:y="39.735cm">
          <text:p text:style-name="P1"><text:span text:style-name="T2"><text:s/></text:span><text:span text:style-name="T2">return count</text:span></text:p>
        </draw:rect>
        <draw:line draw:style-name="gr2" draw:text-style-name="P3" draw:layer="layout" svg:x1="15.478cm" svg:y1="40.116cm" svg:x2="12.049cm" svg:y2="40.116cm">
          <text:p/>
        </draw:line>
        <draw:rect draw:style-name="gr1" draw:text-style-name="P9" draw:layer="layout" svg:width="6.477cm" svg:height="0.762cm" svg:x="7.604cm" svg:y="41.132cm">
          <text:p text:style-name="P1"><text:span text:style-name="T2"><text:s/></text:span><text:span text:style-name="T2">getMaxRssi (int chan, int deltaTms, int numSamp)</text:span></text:p>
          <text:p text:style-name="P1"><text:span text:style-name="T2"/></text:p>
        </draw:rect>
        <draw:line draw:style-name="gr2" draw:text-style-name="P3" draw:layer="layout" svg:x1="10.779cm" svg:y1="40.497cm" svg:x2="10.779cm" svg:y2="41.132cm">
          <text:p/>
        </draw:line>
        <draw:rect draw:style-name="gr1" draw:text-style-name="P9" draw:layer="layout" svg:width="2.921cm" svg:height="1.016cm" svg:x="9.33cm" svg:y="42.529cm">
          <text:p text:style-name="P1"><text:span text:style-name="T2"><text:s text:c="2"/></text:span><text:span text:style-name="T2">int <text:s/>maxRssi = -999</text:span></text:p>
          <text:p text:style-name="P1"><text:span text:style-name="T2"><text:s text:c="2"/></text:span><text:span text:style-name="T2">int rssi = -999</text:span></text:p>
          <text:p text:style-name="P1"><text:span text:style-name="T2"/></text:p>
        </draw:rect>
        <draw:line draw:style-name="gr2" draw:text-style-name="P3" draw:layer="layout" svg:x1="10.779cm" svg:y1="41.894cm" svg:x2="10.779cm" svg:y2="42.529cm">
          <text:p/>
        </draw:line>
        <draw:rect draw:style-name="gr1" draw:text-style-name="P9" draw:layer="layout" svg:width="2.54cm" svg:height="0.635cm" svg:x="9.509cm" svg:y="47.228cm">
          <text:p text:style-name="P1"><text:span text:style-name="T2"><text:s text:c="2"/></text:span><text:span text:style-name="T2">i++</text:span></text:p>
        </draw:rect>
        <draw:line draw:style-name="gr2" draw:text-style-name="P3" draw:layer="layout" svg:x1="10.779cm" svg:y1="43.545cm" svg:x2="10.779cm" svg:y2="44.18cm">
          <text:p/>
        </draw:line>
        <draw:line draw:style-name="gr2" draw:text-style-name="P3" draw:layer="layout" svg:x1="10.779cm" svg:y1="44.815cm" svg:x2="10.779cm" svg:y2="45.577cm">
          <text:p/>
        </draw:line>
        <draw:rect draw:style-name="gr5" draw:text-style-name="P8" draw:layer="layout" svg:width="0.635cm" svg:height="0.635cm" svg:x="4.81cm" svg:y="46.847cm">
          <text:p text:style-name="P4"><text:span text:style-name="T4">T</text:span></text:p>
          <text:p text:style-name="P5"><text:span text:style-name="T3"/></text:p>
        </draw:rect>
        <draw:rect draw:style-name="gr1" draw:text-style-name="P9" draw:layer="layout" svg:width="5.13cm" svg:height="1.016cm" svg:x="8.316cm" svg:y="45.577cm">
          <text:p text:style-name="P1"><text:span text:style-name="T2"><text:s text:c="2"/></text:span><text:span text:style-name="T2">rssi = CC1101.ReadRSSI()</text:span></text:p>
          <text:p text:style-name="P1"><text:span text:style-name="T2"><text:s text:c="4"/></text:span><text:span text:style-name="T2">if ( rssi &gt; maxRssi ) maxRssi = rssi</text:span></text:p>
          <text:p text:style-name="P1"><text:span text:style-name="T2"><text:s text:c="4"/></text:span><text:span text:style-name="T2">delay( deltaTms)</text:span></text:p>
        </draw:rect>
        <draw:line draw:style-name="gr2" draw:text-style-name="P3" draw:layer="layout" svg:x1="5.318cm" svg:y1="45.069cm" svg:x2="10.779cm" svg:y2="45.069cm">
          <text:p/>
        </draw:line>
        <draw:line draw:style-name="gr6" draw:text-style-name="P3" draw:layer="layout" svg:x1="5.318cm" svg:y1="48.879cm" svg:x2="9.509cm" svg:y2="48.879cm">
          <text:p/>
        </draw:line>
        <draw:line draw:style-name="gr6" draw:text-style-name="P3" draw:layer="layout" svg:x1="5.318cm" svg:y1="48.879cm" svg:x2="5.318cm" svg:y2="45.069cm">
          <text:p/>
        </draw:line>
        <draw:rect draw:style-name="gr5" draw:text-style-name="P8" draw:layer="layout" svg:width="1.016cm" svg:height="0.889cm" svg:x="10.652cm" svg:y="49.26cm">
          <text:p text:style-name="P4"><text:span text:style-name="T4">F</text:span></text:p>
          <text:p text:style-name="P5"><text:span text:style-name="T3"/></text:p>
        </draw:rect>
        <draw:line draw:style-name="gr2" draw:text-style-name="P3" draw:layer="layout" svg:x1="10.779cm" svg:y1="7.477cm" svg:x2="10.779cm" svg:y2="10.271cm">
          <text:p/>
        </draw:line>
        <draw:rect draw:style-name="gr1" draw:text-style-name="P9" draw:layer="layout" svg:width="2.54cm" svg:height="0.635cm" svg:x="9.509cm" svg:y="44.18cm">
          <text:p text:style-name="P1"><text:span text:style-name="T2"><text:s text:c="2"/></text:span><text:span text:style-name="T2">i=0</text:span></text:p>
        </draw:rect>
        <draw:line draw:style-name="gr2" draw:text-style-name="P3" draw:layer="layout" svg:x1="10.779cm" svg:y1="46.593cm" svg:x2="10.779cm" svg:y2="47.228cm">
          <text:p/>
        </draw:line>
        <draw:rect draw:style-name="gr1" draw:text-style-name="P9" draw:layer="layout" svg:width="2.54cm" svg:height="0.635cm" svg:x="9.509cm" svg:y="48.498cm">
          <text:p text:style-name="P1"><text:span text:style-name="T2"><text:s text:c="2"/></text:span><text:span text:style-name="T2">i &lt; numSamp</text:span></text:p>
        </draw:rect>
        <draw:line draw:style-name="gr2" draw:text-style-name="P3" draw:layer="layout" svg:x1="10.779cm" svg:y1="47.863cm" svg:x2="10.779cm" svg:y2="48.498cm">
          <text:p/>
        </draw:line>
        <draw:line draw:style-name="gr2" draw:text-style-name="P3" draw:layer="layout" svg:x1="10.779cm" svg:y1="49.133cm" svg:x2="10.779cm" svg:y2="49.895cm">
          <text:p/>
        </draw:line>
        <draw:rect draw:style-name="gr1" draw:text-style-name="P9" draw:layer="layout" svg:width="3.479cm" svg:height="0.762cm" svg:x="9.001cm" svg:y="49.895cm">
          <text:p text:style-name="P1"><text:span text:style-name="T2"><text:s text:c="3"/></text:span><text:span text:style-name="T2">return(maxRssi)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336cm" fo:page-height="51.8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04T19:38:19.52</meta:creation-date>
    <dc:date>2014-11-05T15:45:57.09</dc:date>
    <meta:editing-duration>PT6H17M36S</meta:editing-duration>
    <meta:editing-cycles>28</meta:editing-cycles>
    <meta:generator>OpenOffice.org/3.4.1$Win32 OpenOffice.org_project/341m1$Build-9593</meta:generator>
    <meta:document-statistic meta:object-count="85"/>
  </office:meta>
</office:document-meta>
</file>